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3681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1.4972in"/>
    </style:style>
    <style:style style:name="co11" style:family="table-column">
      <style:table-column-properties fo:break-before="auto" style:column-width="1.2346in"/>
    </style:style>
    <style:style style:name="co12" style:family="table-column">
      <style:table-column-properties fo:break-before="auto" style:column-width="1.8984in"/>
    </style:style>
    <style:style style:name="co13" style:family="table-column">
      <style:table-column-properties fo:break-before="auto" style:column-width="1.3583in"/>
    </style:style>
    <style:style style:name="co14" style:family="table-column">
      <style:table-column-properties fo:break-before="auto" style:column-width="1.9425in"/>
    </style:style>
    <style:style style:name="co15" style:family="table-column">
      <style:table-column-properties fo:break-before="auto" style:column-width="1.389in"/>
    </style:style>
    <style:style style:name="co16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1.5744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2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 style:data-style-name="N11">
      <style:table-cell-properties fo:border="0.74pt solid #000000"/>
    </style:style>
    <style:style style:name="ce10" style:family="table-cell" style:parent-style-name="Default" style:data-style-name="N11">
      <style:table-cell-properties fo:background-color="transparent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3083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85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165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5.2366in" svg:height="5.8035in" svg:x="1.7579in" svg:y="7.6827in">
            <draw:object draw:notify-on-update-of-ranges="RESULTS.A17:RESULTS.A20 RESULTS.C17:RESULTS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0.4457in" svg:height="0.3083in" draw:transform="rotate (1.5707963267949) translate (1.88228346456693in 10.0582677165354in)">
            <draw:text-box>
              <text:p><text:span text:style-name="T1">14</text:span></text:p>
            </draw:text-box>
          </draw:frame>
          <draw:frame draw:z-index="2" draw:style-name="gr3" draw:text-style-name="P2" svg:width="0.5012in" svg:height="0.385in" draw:transform="rotate (1.5707963267949) translate (2.20944881889764in 10.0657480314961in)">
            <draw:text-box>
              <text:p><text:span text:style-name="T1">opt</text:span></text:p>
            </draw:text-box>
          </draw:frame>
          <draw:frame draw:z-index="3" draw:style-name="gr1" draw:text-style-name="P1" svg:width="5.2366in" svg:height="5.8035in" svg:x="8.0894in" svg:y="7.7106in">
            <draw:object draw:notify-on-update-of-ranges="RESULTS.A12:RESULTS.A15 RESULTS.C12:RESULTS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4" draw:text-style-name="P2" svg:width="0.3614in" svg:height="0.3165in" draw:transform="rotate (1.5707963267949) translate (8.2507874015748in 9.97125984251968in)">
            <draw:text-box>
              <text:p><text:span text:style-name="T1">8</text:span></text:p>
            </draw:text-box>
          </draw:frame>
          <draw:frame draw:z-index="5" draw:style-name="gr4" draw:text-style-name="P2" svg:width="0.3614in" svg:height="0.3165in" draw:transform="rotate (1.5707963267949) translate (8.60157480314961in 9.9511811023622in)">
            <draw:text-box>
              <text:p><text:span text:style-name="T1">h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2"/>
        <table:table-column table:style-name="co10" table:default-cell-style-name="ce32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7" table:number-columns-repeated="23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6" office:value-type="string" calcext:value-type="string" table:number-columns-spanned="11" table:number-rows-spanned="1">
            <text:p>Relative improvement over the best result of heuristics averaged over 22 instances</text:p>
          </table:table-cell>
          <table:covered-table-cell table:number-columns-repeated="3" table:style-name="ce16"/>
          <table:covered-table-cell table:number-columns-repeated="2" table:style-name="ce30"/>
          <table:covered-table-cell table:number-columns-repeated="5" table:style-name="ce16"/>
          <table:table-cell table:style-name="ce131" table:number-columns-repeated="21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9" office:value-type="string" calcext:value-type="string">
            <text:p>att48</text:p>
          </table:table-cell>
          <table:table-cell table:style-name="ce19" office:value-type="string" calcext:value-type="string">
            <text:p>bayg29</text:p>
          </table:table-cell>
          <table:table-cell table:style-name="ce19" office:value-type="string" calcext:value-type="string">
            <text:p>bays29</text:p>
          </table:table-cell>
          <table:table-cell table:style-name="ce23" office:value-type="string" calcext:value-type="string">
            <text:p>berlin52</text:p>
          </table:table-cell>
          <table:table-cell table:style-name="ce19" office:value-type="string" calcext:value-type="string">
            <text:p>brazil58</text:p>
          </table:table-cell>
          <table:table-cell table:style-name="ce19" office:value-type="string" calcext:value-type="string">
            <text:p>burma14</text:p>
          </table:table-cell>
          <table:table-cell table:style-name="ce19" office:value-type="string" calcext:value-type="string">
            <text:p>dantzig42</text:p>
          </table:table-cell>
          <table:table-cell table:style-name="ce19" office:value-type="string" calcext:value-type="string">
            <text:p>eil51</text:p>
          </table:table-cell>
          <table:table-cell table:style-name="ce19" office:value-type="string" calcext:value-type="string">
            <text:p>eil76</text:p>
          </table:table-cell>
          <table:table-cell table:style-name="ce23" office:value-type="string" calcext:value-type="string">
            <text:p>fri26</text:p>
          </table:table-cell>
          <table:table-cell table:style-name="ce19" office:value-type="string" calcext:value-type="string">
            <text:p>gr17</text:p>
          </table:table-cell>
          <table:table-cell table:style-name="ce19" office:value-type="string" calcext:value-type="string">
            <text:p>gr21</text:p>
          </table:table-cell>
          <table:table-cell table:style-name="ce23" office:value-type="string" calcext:value-type="string">
            <text:p>gr24</text:p>
          </table:table-cell>
          <table:table-cell table:style-name="ce19" office:value-type="string" calcext:value-type="string">
            <text:p>gr48</text:p>
          </table:table-cell>
          <table:table-cell table:style-name="ce19" office:value-type="string" calcext:value-type="string">
            <text:p>gr96</text:p>
          </table:table-cell>
          <table:table-cell table:style-name="ce19" office:value-type="string" calcext:value-type="string">
            <text:p>hk48</text:p>
          </table:table-cell>
          <table:table-cell table:style-name="ce19" office:value-type="string" calcext:value-type="string">
            <text:p>pr76</text:p>
          </table:table-cell>
          <table:table-cell table:style-name="ce19" office:value-type="string" calcext:value-type="string">
            <text:p>rat99</text:p>
          </table:table-cell>
          <table:table-cell table:style-name="ce19" office:value-type="string" calcext:value-type="string">
            <text:p>st70</text:p>
          </table:table-cell>
          <table:table-cell table:style-name="ce19" office:value-type="string" calcext:value-type="string">
            <text:p>swiss42</text:p>
          </table:table-cell>
          <table:table-cell table:style-name="ce23" office:value-type="string" calcext:value-type="string">
            <text:p>ulysses16</text:p>
          </table:table-cell>
          <table:table-cell table:style-name="ce23" office:value-type="string" calcext:value-type="string">
            <text:p>ulysses22</text:p>
          </table:table-cell>
          <table:table-cell table:style-name="ce131" table:number-columns-repeated="1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9" office:value-type="float" office:value="10628" calcext:value-type="float">
            <text:p>10628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2020" calcext:value-type="float">
            <text:p>2020</text:p>
          </table:table-cell>
          <table:table-cell table:style-name="ce23" office:value-type="float" office:value="7544.36590190409" calcext:value-type="float">
            <text:p>7544.36590190409</text:p>
          </table:table-cell>
          <table:table-cell table:style-name="ce19" table:number-columns-repeated="3"/>
          <table:table-cell table:style-name="ce19" office:value-type="float" office:value="429.983311983384" calcext:value-type="float">
            <text:p>429.983311983384</text:p>
          </table:table-cell>
          <table:table-cell table:style-name="ce19" office:value-type="float" office:value="545.387552468744" calcext:value-type="float">
            <text:p>545.387552468744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table:number-columns-repeated="2"/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46" calcext:value-type="float">
            <text:p>5046</text:p>
          </table:table-cell>
          <table:table-cell table:style-name="ce19" office:value-type="float" office:value="54691.0876739524" calcext:value-type="float">
            <text:p>54691.0876739524</text:p>
          </table:table-cell>
          <table:table-cell table:style-name="ce19"/>
          <table:table-cell table:style-name="ce19" office:value-type="float" office:value="108159.438274138" calcext:value-type="float">
            <text:p>108159.438274138</text:p>
          </table:table-cell>
          <table:table-cell table:style-name="ce19"/>
          <table:table-cell table:style-name="ce19" office:value-type="float" office:value="678.597452096625" calcext:value-type="float">
            <text:p>678.597452096625</text:p>
          </table:table-cell>
          <table:table-cell table:style-name="ce19"/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1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table:style-name="ce19" office:value-type="float" office:value="10721" calcext:value-type="float">
            <text:p>10721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2028" calcext:value-type="float">
            <text:p>2028</text:p>
          </table:table-cell>
          <table:table-cell table:style-name="ce24" office:value-type="float" office:value="7544.36590190409" calcext:value-type="float">
            <text:p>7544.36590190409</text:p>
          </table:table-cell>
          <table:table-cell table:style-name="ce19" office:value-type="float" office:value="25664" calcext:value-type="float">
            <text:p>25664</text:p>
          </table:table-cell>
          <table:table-cell table:style-name="ce19" office:value-type="float" office:value="3330.60801545017" calcext:value-type="float">
            <text:p>3330.60801545017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431.220729675664" calcext:value-type="float">
            <text:p>431.220729675664</text:p>
          </table:table-cell>
          <table:table-cell table:style-name="ce19" office:value-type="float" office:value="566.502808118878" calcext:value-type="float">
            <text:p>566.502808118878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office:value-type="float" office:value="2085" calcext:value-type="float">
            <text:p>2085</text:p>
          </table:table-cell>
          <table:table-cell table:style-name="ce19" office:value-type="float" office:value="2707" calcext:value-type="float">
            <text:p>2707</text:p>
          </table:table-cell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88" calcext:value-type="float">
            <text:p>5088</text:p>
          </table:table-cell>
          <table:table-cell table:style-name="ce19" office:value-type="float" office:value="55976.3875510599" calcext:value-type="float">
            <text:p>55976.3875510599</text:p>
          </table:table-cell>
          <table:table-cell table:style-name="ce19" office:value-type="float" office:value="11474" calcext:value-type="float">
            <text:p>11474</text:p>
          </table:table-cell>
          <table:table-cell table:style-name="ce19" office:value-type="float" office:value="109206.651778109" calcext:value-type="float">
            <text:p>109206.651778109</text:p>
          </table:table-cell>
          <table:table-cell table:style-name="ce19" office:value-type="float" office:value="1250.82567025409" calcext:value-type="float">
            <text:p>1250.82567025409</text:p>
          </table:table-cell>
          <table:table-cell table:style-name="ce19" office:value-type="float" office:value="689.113713781863" calcext:value-type="float">
            <text:p>689.113713781863</text:p>
          </table:table-cell>
          <table:table-cell table:style-name="ce19" office:value-type="float" office:value="1273" calcext:value-type="float">
            <text:p>1273</text:p>
          </table:table-cell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10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4"/>
          <table:table-cell table:style-name="ce23" table:number-columns-repeated="2"/>
          <table:table-cell table:style-name="ce19" table:number-columns-repeated="16"/>
          <table:table-cell table:style-name="ce131" table:number-columns-repeated="10"/>
          <table:table-cell table:number-columns-repeated="6"/>
        </table:table-row>
        <table:table-row table:style-name="ro6">
          <table:table-cell table:style-name="ce4" table:number-columns-repeated="3"/>
          <table:table-cell table:style-name="ce21" office:value-type="string" calcext:value-type="string" table:number-columns-spanned="11" table:number-rows-spanned="1">
            <text:p>Absolute values</text:p>
          </table:table-cell>
          <table:covered-table-cell table:number-columns-repeated="3" table:style-name="ce4"/>
          <table:covered-table-cell table:number-columns-repeated="2" table:style-name="ce30"/>
          <table:covered-table-cell table:number-columns-repeated="5" table:style-name="ce4"/>
          <table:table-cell table:style-name="ce61" table:number-columns-repeated="27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1" table:number-columns-repeated="2"/>
          <table:table-cell office:value-type="float" office:value="10670.6666666667" calcext:value-type="float">
            <text:p>10670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2" calcext:value-type="float">
            <text:p>2022</text:p>
          </table:table-cell>
          <table:table-cell office:value-type="float" office:value="7544.36590190409" calcext:value-type="float">
            <text:p>7544.36590190409</text:p>
          </table:table-cell>
          <table:table-cell table:style-name="Default" office:value-type="float" office:value="25398.3333333333" calcext:value-type="float">
            <text:p>25398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30.691480639932" calcext:value-type="float">
            <text:p>430.691480639932</text:p>
          </table:table-cell>
          <table:table-cell office:value-type="float" office:value="555.184819238009" calcext:value-type="float">
            <text:p>555.184819238009</text:p>
          </table:table-cell>
          <table:table-cell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84.66666666667" calcext:value-type="float">
            <text:p>5084.66666666667</text:p>
          </table:table-cell>
          <table:table-cell office:value-type="float" office:value="55089.4028456166" calcext:value-type="float">
            <text:p>55089.4028456166</text:p>
          </table:table-cell>
          <table:table-cell office:value-type="float" office:value="11495" calcext:value-type="float">
            <text:p>11495</text:p>
          </table:table-cell>
          <table:table-cell office:value-type="float" office:value="109204.931239151" calcext:value-type="float">
            <text:p>109204.931239151</text:p>
          </table:table-cell>
          <table:table-cell office:value-type="float" office:value="1241.46127700732" calcext:value-type="float">
            <text:p>1241.46127700732</text:p>
          </table:table-cell>
          <table:table-cell office:value-type="float" office:value="689.539031655648" calcext:value-type="float">
            <text:p>689.539031655648</text:p>
          </table:table-cell>
          <table:table-cell office:value-type="float" office:value="1273" calcext:value-type="float">
            <text:p>127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7" calcext:value-type="float">
            <text:p>6912.2234837177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1" table:number-columns-repeated="2"/>
          <table:table-cell office:value-type="float" office:value="10670.6666666667" calcext:value-type="float">
            <text:p>10670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office:value-type="float" office:value="7942.88345499929" calcext:value-type="float">
            <text:p>7942.88345499929</text:p>
          </table:table-cell>
          <table:table-cell table:style-name="Default" office:value-type="float" office:value="25395" calcext:value-type="float">
            <text:p>25395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9.256664308737" calcext:value-type="float">
            <text:p>439.256664308737</text:p>
          </table:table-cell>
          <table:table-cell office:value-type="float" office:value="556.810366793766" calcext:value-type="float">
            <text:p>556.810366793766</text:p>
          </table:table-cell>
          <table:table-cell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92" calcext:value-type="float">
            <text:p>5092</text:p>
          </table:table-cell>
          <table:table-cell office:value-type="float" office:value="55615.8795564959" calcext:value-type="float">
            <text:p>55615.8795564959</text:p>
          </table:table-cell>
          <table:table-cell office:value-type="float" office:value="11640.6666666667" calcext:value-type="float">
            <text:p>11640.6666666667</text:p>
          </table:table-cell>
          <table:table-cell office:value-type="float" office:value="109387.849619027" calcext:value-type="float">
            <text:p>109387.849619027</text:p>
          </table:table-cell>
          <table:table-cell office:value-type="float" office:value="1267.85436484157" calcext:value-type="float">
            <text:p>1267.85436484157</text:p>
          </table:table-cell>
          <table:table-cell office:value-type="float" office:value="690.692412583302" calcext:value-type="float">
            <text:p>690.692412583302</text:p>
          </table:table-cell>
          <table:table-cell office:value-type="float" office:value="1299.33333333333" calcext:value-type="float">
            <text:p>1299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1" table:number-columns-repeated="2"/>
          <table:table-cell office:value-type="float" office:value="10653.3333333333" calcext:value-type="float">
            <text:p>10653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office:value-type="float" office:value="7740.67273629813" calcext:value-type="float">
            <text:p>7740.67273629813</text:p>
          </table:table-cell>
          <table:table-cell table:style-name="Default" office:value-type="float" office:value="25395" calcext:value-type="float">
            <text:p>25395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31.267996992147" calcext:value-type="float">
            <text:p>431.267996992147</text:p>
          </table:table-cell>
          <table:table-cell office:value-type="float" office:value="552.145411963861" calcext:value-type="float">
            <text:p>552.145411963861</text:p>
          </table:table-cell>
          <table:table-cell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59" calcext:value-type="float">
            <text:p>5059</text:p>
          </table:table-cell>
          <table:table-cell office:value-type="float" office:value="56277.0966096837" calcext:value-type="float">
            <text:p>56277.0966096837</text:p>
          </table:table-cell>
          <table:table-cell office:value-type="float" office:value="11517.3333333333" calcext:value-type="float">
            <text:p>11517.3333333333</text:p>
          </table:table-cell>
          <table:table-cell office:value-type="float" office:value="108749.189569018" calcext:value-type="float">
            <text:p>108749.189569018</text:p>
          </table:table-cell>
          <table:table-cell office:value-type="float" office:value="1264.56820993836" calcext:value-type="float">
            <text:p>1264.56820993836</text:p>
          </table:table-cell>
          <table:table-cell office:value-type="float" office:value="696.950279456597" calcext:value-type="float">
            <text:p>696.950279456597</text:p>
          </table:table-cell>
          <table:table-cell office:value-type="float" office:value="1282.33333333333" calcext:value-type="float">
            <text:p>1282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1" table:number-columns-repeated="2"/>
          <table:table-cell office:value-type="float" office:value="10690" calcext:value-type="float">
            <text:p>10690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office:value-type="float" office:value="7761.28243022551" calcext:value-type="float">
            <text:p>7761.28243022551</text:p>
          </table:table-cell>
          <table:table-cell table:style-name="Default" office:value-type="float" office:value="25477.6666666667" calcext:value-type="float">
            <text:p>25477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33.946779207826" calcext:value-type="float">
            <text:p>433.946779207826</text:p>
          </table:table-cell>
          <table:table-cell office:value-type="float" office:value="564.034765240676" calcext:value-type="float">
            <text:p>564.034765240676</text:p>
          </table:table-cell>
          <table:table-cell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office:value-type="float" office:value="1276.66666666667" calcext:value-type="float">
            <text:p>1276.66666666667</text:p>
          </table:table-cell>
          <table:table-cell office:value-type="float" office:value="5081" calcext:value-type="float">
            <text:p>5081</text:p>
          </table:table-cell>
          <table:table-cell office:value-type="float" office:value="55439.8869129322" calcext:value-type="float">
            <text:p>55439.8869129322</text:p>
          </table:table-cell>
          <table:table-cell office:value-type="float" office:value="11555" calcext:value-type="float">
            <text:p>11555</text:p>
          </table:table-cell>
          <table:table-cell office:value-type="float" office:value="109211.44482809" calcext:value-type="float">
            <text:p>109211.44482809</text:p>
          </table:table-cell>
          <table:table-cell office:value-type="float" office:value="1274.97838969712" calcext:value-type="float">
            <text:p>1274.97838969712</text:p>
          </table:table-cell>
          <table:table-cell office:value-type="float" office:value="692.338550839432" calcext:value-type="float">
            <text:p>692.338550839432</text:p>
          </table:table-cell>
          <table:table-cell office:value-type="float" office:value="1301.66666666667" calcext:value-type="float">
            <text:p>1301.66666666667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number-columns-repeated="16"/>
        </table:table-row>
        <table:table-row table:style-name="ro6">
          <table:table-cell table:style-name="ce4" table:number-columns-spanned="2" table:number-rows-spanned="1"/>
          <table:covered-table-cell table:style-name="ce11" table:formula="of:=SUM([.D11:.N11])/22" office:value-type="float" office:value="0" calcext:value-type="float">
            <text:p>0</text:p>
          </table:covered-table-cell>
          <table:table-cell table:style-name="ce11"/>
          <table:table-cell table:style-name="ce21" office:value-type="string" calcext:value-type="string" table:number-columns-spanned="11" table:number-rows-spanned="1">
            <text:p>Relative difference of the fitness value in comparison with the best result of heuristics</text:p>
          </table:table-cell>
          <table:covered-table-cell table:number-columns-repeated="3" table:style-name="ce16"/>
          <table:covered-table-cell table:number-columns-repeated="2" table:style-name="ce30"/>
          <table:covered-table-cell table:number-columns-repeated="5" table:style-name="ce16"/>
          <table:table-cell table:style-name="ce131" table:number-columns-repeated="21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1" table:formula="of:=SUM([.D12:.Y12])/8" office:value-type="float" office:value="0.00376405522512788" calcext:value-type="float">
            <text:p>0.003764055225128</text:p>
          </table:table-cell>
          <table:table-cell table:style-name="ce13" table:formula="of:=[.B12] *(-1)" office:value-type="percentage" office:value="-0.00376405522512788" calcext:value-type="percentage">
            <text:p>-0.38%</text:p>
          </table:table-cell>
          <table:table-cell table:style-name="ce112" table:number-columns-repeated="4"/>
          <table:table-cell table:style-name="ce112" table:formula="of:=([.H$4]-[.H7])/[.H$4]" office:value-type="float" office:value="0.0103517248545317" calcext:value-type="float">
            <text:p>0.010351724854532</text:p>
          </table:table-cell>
          <table:table-cell table:style-name="ce112" table:formula="of:=([.I$4]-[.I7])/[.I$4]" office:value-type="float" office:value="0" calcext:value-type="float">
            <text:p>0</text:p>
          </table:table-cell>
          <table:table-cell table:style-name="ce112" table:formula="of:=([.J$4]-[.J7])/[.J$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$4]-[.N7])/[.N$4]" office:value-type="float" office:value="0" calcext:value-type="float">
            <text:p>0</text:p>
          </table:table-cell>
          <table:table-cell table:style-name="ce112" table:formula="of:=([.O$4]-[.O7])/[.O$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$4]-[.S7])/[.S$4]" office:value-type="float" office:value="-0.00183022485619662" calcext:value-type="float">
            <text:p>-0.001830224856197</text:p>
          </table:table-cell>
          <table:table-cell table:style-name="ce112"/>
          <table:table-cell table:style-name="ce112" table:formula="of:=([.U$4]-[.U7])/[.U$4]" office:value-type="float" office:value="0.00748656944725784" calcext:value-type="float">
            <text:p>0.007486569447258</text:p>
          </table:table-cell>
          <table:table-cell table:style-name="ce112"/>
          <table:table-cell table:style-name="ce112" table:formula="of:=([.W$4]-[.W7])/[.W$4]" office:value-type="float" office:value="0" calcext:value-type="float">
            <text:p>0</text:p>
          </table:table-cell>
          <table:table-cell table:style-name="ce112" table:number-columns-repeated="2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1" table:formula="of:=SUM([.D13:.Y13])/8" office:value-type="float" office:value="-0.00361763466696275" calcext:value-type="float">
            <text:p>-0.003617634666963</text:p>
          </table:table-cell>
          <table:table-cell table:style-name="ce13" table:formula="of:=[.B13] *(-1)" office:value-type="percentage" office:value="0.00361763466696275" calcext:value-type="percentage">
            <text:p>0.36%</text:p>
          </table:table-cell>
          <table:table-cell table:style-name="ce112" table:number-columns-repeated="4"/>
          <table:table-cell table:style-name="ce112" table:formula="of:=([.H$4]-[.H8])/[.H$4]" office:value-type="float" office:value="0.010481608478803" calcext:value-type="float">
            <text:p>0.010481608478803</text:p>
          </table:table-cell>
          <table:table-cell table:style-name="ce112" table:formula="of:=([.I$4]-[.I8])/[.I$4]" office:value-type="float" office:value="0" calcext:value-type="float">
            <text:p>0</text:p>
          </table:table-cell>
          <table:table-cell table:style-name="ce112" table:formula="of:=([.J$4]-[.J8])/[.J$4]" office:value-type="float" office:value="0.00940291490362055" calcext:value-type="float">
            <text:p>0.009402914903621</text:p>
          </table:table-cell>
          <table:table-cell table:style-name="ce112" table:number-columns-repeated="3"/>
          <table:table-cell table:style-name="ce112" table:formula="of:=([.N$4]-[.N8])/[.N$4]" office:value-type="float" office:value="0" calcext:value-type="float">
            <text:p>0</text:p>
          </table:table-cell>
          <table:table-cell table:style-name="ce112" table:formula="of:=([.O$4]-[.O8])/[.O$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$4]-[.S8])/[.S$4]" office:value-type="float" office:value="-0.0145255940968015" calcext:value-type="float">
            <text:p>-0.014525594096802</text:p>
          </table:table-cell>
          <table:table-cell table:style-name="ce112"/>
          <table:table-cell table:style-name="ce112" table:formula="of:=([.U$4]-[.U8])/[.U$4]" office:value-type="float" office:value="-0.0136139631544505" calcext:value-type="float">
            <text:p>-0.013613963154451</text:p>
          </table:table-cell>
          <table:table-cell table:style-name="ce112"/>
          <table:table-cell table:style-name="ce112" table:formula="of:=([.W$4]-[.W8])/[.W$4]" office:value-type="float" office:value="-0.0206860434668736" calcext:value-type="float">
            <text:p>-0.020686043466874</text:p>
          </table:table-cell>
          <table:table-cell table:style-name="ce112" table:number-columns-repeated="2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1" table:formula="of:=SUM([.D14:.Y14])/8" office:value-type="float" office:value="-0.000570174579389235" calcext:value-type="float">
            <text:p>-0.000570174579389</text:p>
          </table:table-cell>
          <table:table-cell table:style-name="ce13" table:formula="of:=[.B14] *(-1)" office:value-type="percentage" office:value="0.000570174579389235" calcext:value-type="percentage">
            <text:p>0.06%</text:p>
          </table:table-cell>
          <table:table-cell table:style-name="ce112" table:number-columns-repeated="4"/>
          <table:table-cell table:style-name="ce112" table:formula="of:=([.H$4]-[.H9])/[.H$4]" office:value-type="float" office:value="0.010481608478803" calcext:value-type="float">
            <text:p>0.010481608478803</text:p>
          </table:table-cell>
          <table:table-cell table:style-name="ce112" table:formula="of:=([.I$4]-[.I9])/[.I$4]" office:value-type="float" office:value="0" calcext:value-type="float">
            <text:p>0</text:p>
          </table:table-cell>
          <table:table-cell table:style-name="ce112" table:formula="of:=([.J$4]-[.J9])/[.J$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$4]-[.N9])/[.N$4]" office:value-type="float" office:value="0" calcext:value-type="float">
            <text:p>0</text:p>
          </table:table-cell>
          <table:table-cell table:style-name="ce112" table:formula="of:=([.O$4]-[.O9])/[.O$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$4]-[.S9])/[.S$4]" office:value-type="float" office:value="-0.00377665446516467" calcext:value-type="float">
            <text:p>-0.003776654465165</text:p>
          </table:table-cell>
          <table:table-cell table:style-name="ce112"/>
          <table:table-cell table:style-name="ce112" table:formula="of:=([.U$4]-[.U9])/[.U$4]" office:value-type="float" office:value="-0.0109867745850454" calcext:value-type="float">
            <text:p>-0.010986774585045</text:p>
          </table:table-cell>
          <table:table-cell table:style-name="ce112"/>
          <table:table-cell table:style-name="ce112" table:formula="of:=([.W$4]-[.W9])/[.W$4]" office:value-type="float" office:value="-0.0073317622414219" calcext:value-type="float">
            <text:p>-0.007331762241422</text:p>
          </table:table-cell>
          <table:table-cell table:style-name="ce112" table:number-columns-repeated="2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1" table:formula="of:=SUM([.D15:.Y15])/8" office:value-type="float" office:value="-0.00373421318933937" calcext:value-type="float">
            <text:p>-0.003734213189339</text:p>
          </table:table-cell>
          <table:table-cell table:style-name="ce13" table:formula="of:=[.B15] *(-1)" office:value-type="percentage" office:value="0.00373421318933937" calcext:value-type="percentage">
            <text:p>0.37%</text:p>
          </table:table-cell>
          <table:table-cell table:style-name="ce112" table:number-columns-repeated="4"/>
          <table:table-cell table:style-name="ce112" table:formula="of:=([.H$4]-[.H10])/[.H$4]" office:value-type="float" office:value="0.00726049459683991" calcext:value-type="float">
            <text:p>0.00726049459684</text:p>
          </table:table-cell>
          <table:table-cell table:style-name="ce112" table:formula="of:=([.I$4]-[.I10])/[.I$4]" office:value-type="float" office:value="0" calcext:value-type="float">
            <text:p>0</text:p>
          </table:table-cell>
          <table:table-cell table:style-name="ce112" table:formula="of:=([.J$4]-[.J10])/[.J$4]" office:value-type="float" office:value="0.0117536436295247" calcext:value-type="float">
            <text:p>0.011753643629525</text:p>
          </table:table-cell>
          <table:table-cell table:style-name="ce112" table:number-columns-repeated="3"/>
          <table:table-cell table:style-name="ce112" table:formula="of:=([.N$4]-[.N10])/[.N$4]" office:value-type="float" office:value="0" calcext:value-type="float">
            <text:p>0</text:p>
          </table:table-cell>
          <table:table-cell table:style-name="ce112" table:formula="of:=([.O$4]-[.O10])/[.O$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$4]-[.S10])/[.S$4]" office:value-type="float" office:value="-0.0070594387310441" calcext:value-type="float">
            <text:p>-0.007059438731044</text:p>
          </table:table-cell>
          <table:table-cell table:style-name="ce112"/>
          <table:table-cell table:style-name="ce112" table:formula="of:=([.U$4]-[.U10])/[.U$4]" office:value-type="float" office:value="-0.0193094209828007" calcext:value-type="float">
            <text:p>-0.019309420982801</text:p>
          </table:table-cell>
          <table:table-cell table:style-name="ce112"/>
          <table:table-cell table:style-name="ce112" table:formula="of:=([.W$4]-[.W10])/[.W$4]" office:value-type="float" office:value="-0.0225189840272348" calcext:value-type="float">
            <text:p>-0.022518984027235</text:p>
          </table:table-cell>
          <table:table-cell table:style-name="ce112" table:number-columns-repeated="2"/>
          <table:table-cell table:style-name="ce39" table:number-columns-repeated="10"/>
          <table:table-cell table:number-columns-repeated="6"/>
        </table:table-row>
        <table:table-row table:style-name="ro6">
          <table:table-cell table:style-name="ce4" table:number-columns-spanned="2" table:number-rows-spanned="1"/>
          <table:covered-table-cell table:style-name="ce11" table:formula="of:=SUM([.D16:.N16])/22" office:value-type="float" office:value="0" calcext:value-type="float">
            <text:p>0</text:p>
          </table:covered-table-cell>
          <table:table-cell table:style-name="ce11"/>
          <table:table-cell table:style-name="ce21" office:value-type="string" calcext:value-type="string" table:number-columns-spanned="11" table:number-rows-spanned="1">
            <text:p>Relative difference of the fitness value in comparison with the optimal value if known</text:p>
          </table:table-cell>
          <table:covered-table-cell table:number-columns-repeated="3" table:style-name="ce16"/>
          <table:covered-table-cell table:number-columns-repeated="2" table:style-name="ce30"/>
          <table:covered-table-cell table:number-columns-repeated="5" table:style-name="ce16"/>
          <table:table-cell table:style-name="ce131" table:number-columns-repeated="21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1" table:formula="of:=SUM([.D17:.Y17])/14" office:value-type="float" office:value="-0.00466795368128074" calcext:value-type="float">
            <text:p>-0.004667953681281</text:p>
          </table:table-cell>
          <table:table-cell table:style-name="ce13" table:formula="of:=[.B17]*(-1)" office:value-type="percentage" office:value="0.00466795368128074" calcext:value-type="percentage">
            <text:p>0.47%</text:p>
          </table:table-cell>
          <table:table-cell table:style-name="ce112" table:formula="of:=([.D$3]-[.D7])/[.D$3]" office:value-type="float" office:value="-0.00401455275373547" calcext:value-type="float">
            <text:p>-0.004014552753735</text:p>
          </table:table-cell>
          <table:table-cell table:style-name="ce112" table:formula="of:=([.E$3]-[.E7])/[.E$3]" office:value-type="float" office:value="0" calcext:value-type="float">
            <text:p>0</text:p>
          </table:table-cell>
          <table:table-cell table:style-name="ce112" table:formula="of:=([.F$3]-[.F7])/[.F$3]" office:value-type="float" office:value="-0.00099009900990099" calcext:value-type="float">
            <text:p>-0.000990099009901</text:p>
          </table:table-cell>
          <table:table-cell table:style-name="ce112" table:formula="of:=([.G$3]-[.G7])/[.G$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$3]-[.K7])/[.K$3]" office:value-type="float" office:value="-0.00164696777017102" calcext:value-type="float">
            <text:p>-0.001646967770171</text:p>
          </table:table-cell>
          <table:table-cell table:style-name="ce112" table:formula="of:=([.L$3]-[.L7])/[.L$3]" office:value-type="float" office:value="-0.0179638620737067" calcext:value-type="float">
            <text:p>-0.017963862073707</text:p>
          </table:table-cell>
          <table:table-cell table:style-name="ce112" table:formula="of:=([.M$3]-[.M7])/[.M$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$3]-[.P7])/[.P$3]" office:value-type="float" office:value="0" calcext:value-type="float">
            <text:p>0</text:p>
          </table:table-cell>
          <table:table-cell table:style-name="ce112" table:formula="of:=([.Q$3]-[.Q7])/[.Q$3]" office:value-type="float" office:value="-0.00766283524904275" calcext:value-type="float">
            <text:p>-0.007662835249043</text:p>
          </table:table-cell>
          <table:table-cell table:style-name="ce112" table:formula="of:=([.R$3]-[.R7])/[.R$3]" office:value-type="float" office:value="-0.00728299963677445" calcext:value-type="float">
            <text:p>-0.007282999636774</text:p>
          </table:table-cell>
          <table:table-cell table:style-name="ce112"/>
          <table:table-cell table:style-name="ce112" table:formula="of:=([.T$3]-[.T7])/[.T$3]" office:value-type="float" office:value="-0.00966622036592987" calcext:value-type="float">
            <text:p>-0.00966622036593</text:p>
          </table:table-cell>
          <table:table-cell table:style-name="ce112"/>
          <table:table-cell table:style-name="ce112" table:formula="of:=([.V$3]-[.V7])/[.V$3]" office:value-type="float" office:value="-0.0161238146786691" calcext:value-type="float">
            <text:p>-0.016123814678669</text:p>
          </table:table-cell>
          <table:table-cell table:style-name="ce112"/>
          <table:table-cell table:style-name="ce112" table:formula="of:=([.X$3]-[.X7])/[.X$3]" office:value-type="float" office:value="0" calcext:value-type="float">
            <text:p>0</text:p>
          </table:table-cell>
          <table:table-cell table:style-name="ce112" table:formula="of:=([.Y$3]-[.Y7])/[.Y$3]" office:value-type="float" office:value="0" calcext:value-type="float">
            <text:p>0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1" table:formula="of:=SUM([.D18:.Y18])/14" office:value-type="float" office:value="-0.0110396648697428" calcext:value-type="float">
            <text:p>-0.011039664869743</text:p>
          </table:table-cell>
          <table:table-cell table:style-name="ce13" table:formula="of:=[.B18]*(-1)" office:value-type="percentage" office:value="0.0110396648697428" calcext:value-type="percentage">
            <text:p>1.10%</text:p>
          </table:table-cell>
          <table:table-cell table:style-name="ce112" table:formula="of:=([.D$3]-[.D8])/[.D$3]" office:value-type="float" office:value="-0.00401455275373547" calcext:value-type="float">
            <text:p>-0.004014552753735</text:p>
          </table:table-cell>
          <table:table-cell table:style-name="ce112" table:formula="of:=([.E$3]-[.E8])/[.E$3]" office:value-type="float" office:value="0" calcext:value-type="float">
            <text:p>0</text:p>
          </table:table-cell>
          <table:table-cell table:style-name="ce112" table:formula="of:=([.F$3]-[.F8])/[.F$3]" office:value-type="float" office:value="0" calcext:value-type="float">
            <text:p>0</text:p>
          </table:table-cell>
          <table:table-cell table:style-name="ce112" table:formula="of:=([.G$3]-[.G8])/[.G$3]" office:value-type="float" office:value="-0.0528232005548167" calcext:value-type="float">
            <text:p>-0.052823200554817</text:p>
          </table:table-cell>
          <table:table-cell table:style-name="ce112" table:number-columns-repeated="3"/>
          <table:table-cell table:style-name="ce112" table:formula="of:=([.K$3]-[.K8])/[.K$3]" office:value-type="float" office:value="-0.0215667726325885" calcext:value-type="float">
            <text:p>-0.021566772632589</text:p>
          </table:table-cell>
          <table:table-cell table:style-name="ce112" table:formula="of:=([.L$3]-[.L8])/[.L$3]" office:value-type="float" office:value="-0.0209443986635111" calcext:value-type="float">
            <text:p>-0.020944398663511</text:p>
          </table:table-cell>
          <table:table-cell table:style-name="ce112" table:formula="of:=([.M$3]-[.M8])/[.M$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$3]-[.P8])/[.P$3]" office:value-type="float" office:value="0" calcext:value-type="float">
            <text:p>0</text:p>
          </table:table-cell>
          <table:table-cell table:style-name="ce112" table:formula="of:=([.Q$3]-[.Q8])/[.Q$3]" office:value-type="float" office:value="-0.00911613158937772" calcext:value-type="float">
            <text:p>-0.009116131589378</text:p>
          </table:table-cell>
          <table:table-cell table:style-name="ce112" table:formula="of:=([.R$3]-[.R8])/[.R$3]" office:value-type="float" office:value="-0.0169093708294258" calcext:value-type="float">
            <text:p>-0.016909370829426</text:p>
          </table:table-cell>
          <table:table-cell table:style-name="ce112"/>
          <table:table-cell table:style-name="ce112" table:formula="of:=([.T$3]-[.T8])/[.T$3]" office:value-type="float" office:value="-0.0113574123949821" calcext:value-type="float">
            <text:p>-0.011357412394982</text:p>
          </table:table-cell>
          <table:table-cell table:style-name="ce112"/>
          <table:table-cell table:style-name="ce112" table:formula="of:=([.V$3]-[.V8])/[.V$3]" office:value-type="float" office:value="-0.0178234687579623" calcext:value-type="float">
            <text:p>-0.017823468757962</text:p>
          </table:table-cell>
          <table:table-cell table:style-name="ce112"/>
          <table:table-cell table:style-name="ce112" table:formula="of:=([.X$3]-[.X8])/[.X$3]" office:value-type="float" office:value="0" calcext:value-type="float">
            <text:p>0</text:p>
          </table:table-cell>
          <table:table-cell table:style-name="ce112" table:formula="of:=([.Y$3]-[.Y8])/[.Y$3]" office:value-type="float" office:value="0" calcext:value-type="float">
            <text:p>0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1" table:formula="of:=SUM([.D19:.Y19])/14" office:value-type="float" office:value="-0.00770401405938349" calcext:value-type="float">
            <text:p>-0.007704014059383</text:p>
          </table:table-cell>
          <table:table-cell table:style-name="ce13" table:formula="of:=[.B19]*(-1)" office:value-type="percentage" office:value="0.00770401405938349" calcext:value-type="percentage">
            <text:p>0.77%</text:p>
          </table:table-cell>
          <table:table-cell table:style-name="ce112" table:formula="of:=([.D$3]-[.D9])/[.D$3]" office:value-type="float" office:value="-0.00238364069752535" calcext:value-type="float">
            <text:p>-0.002383640697525</text:p>
          </table:table-cell>
          <table:table-cell table:style-name="ce112" table:formula="of:=([.E$3]-[.E9])/[.E$3]" office:value-type="float" office:value="0" calcext:value-type="float">
            <text:p>0</text:p>
          </table:table-cell>
          <table:table-cell table:style-name="ce112" table:formula="of:=([.F$3]-[.F9])/[.F$3]" office:value-type="float" office:value="0" calcext:value-type="float">
            <text:p>0</text:p>
          </table:table-cell>
          <table:table-cell table:style-name="ce112" table:formula="of:=([.G$3]-[.G9])/[.G$3]" office:value-type="float" office:value="-0.0260203225753533" calcext:value-type="float">
            <text:p>-0.026020322575353</text:p>
          </table:table-cell>
          <table:table-cell table:style-name="ce112" table:number-columns-repeated="3"/>
          <table:table-cell table:style-name="ce112" table:formula="of:=([.K$3]-[.K9])/[.K$3]" office:value-type="float" office:value="-0.00298775550808504" calcext:value-type="float">
            <text:p>-0.002987755508085</text:p>
          </table:table-cell>
          <table:table-cell table:style-name="ce112" table:formula="of:=([.L$3]-[.L9])/[.L$3]" office:value-type="float" office:value="-0.0123909309343913" calcext:value-type="float">
            <text:p>-0.012390930934391</text:p>
          </table:table-cell>
          <table:table-cell table:style-name="ce112" table:formula="of:=([.M$3]-[.M9])/[.M$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$3]-[.P9])/[.P$3]" office:value-type="float" office:value="0" calcext:value-type="float">
            <text:p>0</text:p>
          </table:table-cell>
          <table:table-cell table:style-name="ce112" table:formula="of:=([.Q$3]-[.Q9])/[.Q$3]" office:value-type="float" office:value="-0.00257629805786762" calcext:value-type="float">
            <text:p>-0.002576298057868</text:p>
          </table:table-cell>
          <table:table-cell table:style-name="ce112" table:formula="of:=([.R$3]-[.R9])/[.R$3]" office:value-type="float" office:value="-0.0289994038002404" calcext:value-type="float">
            <text:p>-0.028999403800241</text:p>
          </table:table-cell>
          <table:table-cell table:style-name="ce112"/>
          <table:table-cell table:style-name="ce112" table:formula="of:=([.T$3]-[.T9])/[.T$3]" office:value-type="float" office:value="-0.00545261055614242" calcext:value-type="float">
            <text:p>-0.005452610556142</text:p>
          </table:table-cell>
          <table:table-cell table:style-name="ce112"/>
          <table:table-cell table:style-name="ce112" table:formula="of:=([.V$3]-[.V9])/[.V$3]" office:value-type="float" office:value="-0.0270452347017635" calcext:value-type="float">
            <text:p>-0.027045234701764</text:p>
          </table:table-cell>
          <table:table-cell table:style-name="ce112"/>
          <table:table-cell table:style-name="ce112" table:formula="of:=([.X$3]-[.X9])/[.X$3]" office:value-type="float" office:value="0" calcext:value-type="float">
            <text:p>0</text:p>
          </table:table-cell>
          <table:table-cell table:style-name="ce112" table:formula="of:=([.Y$3]-[.Y9])/[.Y$3]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1" table:formula="of:=SUM([.D20:.Y20])/14" office:value-type="float" office:value="-0.00944759538746543" calcext:value-type="float">
            <text:p>-0.009447595387465</text:p>
          </table:table-cell>
          <table:table-cell table:style-name="ce13" table:formula="of:=[.B20]*(-1)" office:value-type="percentage" office:value="0.00944759538746543" calcext:value-type="percentage">
            <text:p>0.94%</text:p>
          </table:table-cell>
          <table:table-cell table:style-name="ce112" table:formula="of:=([.D$3]-[.D10])/[.D$3]" office:value-type="float" office:value="-0.00583364697026722" calcext:value-type="float">
            <text:p>-0.005833646970267</text:p>
          </table:table-cell>
          <table:table-cell table:style-name="ce112" table:formula="of:=([.E$3]-[.E10])/[.E$3]" office:value-type="float" office:value="0" calcext:value-type="float">
            <text:p>0</text:p>
          </table:table-cell>
          <table:table-cell table:style-name="ce112" table:formula="of:=([.F$3]-[.F10])/[.F$3]" office:value-type="float" office:value="0" calcext:value-type="float">
            <text:p>0</text:p>
          </table:table-cell>
          <table:table-cell table:style-name="ce112" table:formula="of:=([.G$3]-[.G10])/[.G$3]" office:value-type="float" office:value="-0.0287521219333588" calcext:value-type="float">
            <text:p>-0.028752121933359</text:p>
          </table:table-cell>
          <table:table-cell table:style-name="ce112" table:number-columns-repeated="3"/>
          <table:table-cell table:style-name="ce112" table:formula="of:=([.K$3]-[.K10])/[.K$3]" office:value-type="float" office:value="-0.00921772337200653" calcext:value-type="float">
            <text:p>-0.009217723372007</text:p>
          </table:table-cell>
          <table:table-cell table:style-name="ce112" table:formula="of:=([.L$3]-[.L10])/[.L$3]" office:value-type="float" office:value="-0.0341907560734083" calcext:value-type="float">
            <text:p>-0.034190756073408</text:p>
          </table:table-cell>
          <table:table-cell table:style-name="ce112" table:formula="of:=([.M$3]-[.M10])/[.M$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$3]-[.P10])/[.P$3]" office:value-type="float" office:value="-0.00366876310272793" calcext:value-type="float">
            <text:p>-0.003668763102728</text:p>
          </table:table-cell>
          <table:table-cell table:style-name="ce112" table:formula="of:=([.Q$3]-[.Q10])/[.Q$3]" office:value-type="float" office:value="-0.00693618707887436" calcext:value-type="float">
            <text:p>-0.006936187078874</text:p>
          </table:table-cell>
          <table:table-cell table:style-name="ce112" table:formula="of:=([.R$3]-[.R10])/[.R$3]" office:value-type="float" office:value="-0.013691430739938" calcext:value-type="float">
            <text:p>-0.013691430739938</text:p>
          </table:table-cell>
          <table:table-cell table:style-name="ce112"/>
          <table:table-cell table:style-name="ce112" table:formula="of:=([.T$3]-[.T10])/[.T$3]" office:value-type="float" office:value="-0.00972644246991754" calcext:value-type="float">
            <text:p>-0.009726442469918</text:p>
          </table:table-cell>
          <table:table-cell table:style-name="ce112"/>
          <table:table-cell table:style-name="ce112" table:formula="of:=([.V$3]-[.V10])/[.V$3]" office:value-type="float" office:value="-0.0202492636840174" calcext:value-type="float">
            <text:p>-0.020249263684017</text:p>
          </table:table-cell>
          <table:table-cell table:style-name="ce112"/>
          <table:table-cell table:style-name="ce112" table:formula="of:=([.X$3]-[.X10])/[.X$3]" office:value-type="float" office:value="0" calcext:value-type="float">
            <text:p>0</text:p>
          </table:table-cell>
          <table:table-cell table:style-name="ce112" table:formula="of:=([.Y$3]-[.Y10])/[.Y$3]" office:value-type="float" office:value="0" calcext:value-type="float">
            <text:p>0</text:p>
          </table:table-cell>
          <table:table-cell table:style-name="ce7" table:number-columns-repeated="10"/>
          <table:table-cell table:number-columns-repeated="6"/>
        </table:table-row>
        <table:table-row table:style-name="ro5">
          <table:table-cell table:style-name="ce5"/>
          <table:table-cell table:style-name="ce7" table:number-columns-repeated="34"/>
          <table:table-cell table:number-columns-repeated="6"/>
        </table:table-row>
        <table:table-row table:style-name="ro5">
          <table:table-cell table:style-name="ce7" table:number-columns-repeated="2"/>
          <table:table-cell table:style-name="ce7" office:value-type="string" calcext:value-type="string">
            <text:p>opt</text:p>
          </table:table-cell>
          <table:table-cell table:style-name="ce7" office:value-type="string" calcext:value-type="string">
            <text:p>heuristics</text:p>
          </table:table-cell>
          <table:table-cell table:style-name="ce7" table:number-columns-repeated="31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HX</text:p>
          </table:table-cell>
          <table:table-cell table:style-name="ce10" table:formula="of:=[.C17]" office:value-type="percentage" office:value="0.00466795368128074" calcext:value-type="percentage">
            <text:p>0.47%</text:p>
          </table:table-cell>
          <table:table-cell table:style-name="ce10" table:formula="of:=[.C12]" office:value-type="percentage" office:value="-0.00376405522512788" calcext:value-type="percentage">
            <text:p>-0.38%</text:p>
          </table:table-cell>
          <table:table-cell table:style-name="ce7" table:number-columns-repeated="31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LOX</text:p>
          </table:table-cell>
          <table:table-cell table:style-name="ce10" table:formula="of:=[.C18]" office:value-type="percentage" office:value="0.0110396648697428" calcext:value-type="percentage">
            <text:p>1.10%</text:p>
          </table:table-cell>
          <table:table-cell table:style-name="ce10" table:formula="of:=[.C13]" office:value-type="percentage" office:value="0.00361763466696275" calcext:value-type="percentage">
            <text:p>0.36%</text:p>
          </table:table-cell>
          <table:table-cell table:style-name="ce7" table:number-columns-repeated="31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MX</text:p>
          </table:table-cell>
          <table:table-cell table:style-name="ce10" table:formula="of:=[.C19]" office:value-type="percentage" office:value="0.00770401405938349" calcext:value-type="percentage">
            <text:p>0.77%</text:p>
          </table:table-cell>
          <table:table-cell table:style-name="ce10" table:formula="of:=[.C14]" office:value-type="percentage" office:value="0.000570174579389235" calcext:value-type="percentage">
            <text:p>0.06%</text:p>
          </table:table-cell>
          <table:table-cell table:style-name="ce7" table:number-columns-repeated="31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OX</text:p>
          </table:table-cell>
          <table:table-cell table:style-name="ce10" table:formula="of:=[.C20]" office:value-type="percentage" office:value="0.00944759538746543" calcext:value-type="percentage">
            <text:p>0.94%</text:p>
          </table:table-cell>
          <table:table-cell table:style-name="ce10" table:formula="of:=[.C15]" office:value-type="percentage" office:value="0.00373421318933937" calcext:value-type="percentage">
            <text:p>0.37%</text:p>
          </table:table-cell>
          <table:table-cell table:style-name="ce7" table:number-columns-repeated="31"/>
          <table:table-cell table:number-columns-repeated="6"/>
        </table:table-row>
        <table:table-row table:style-name="ro5" table:number-rows-repeated="9">
          <table:table-cell table:style-name="ce7" table:number-columns-repeated="35"/>
          <table:table-cell table:number-columns-repeated="6"/>
        </table:table-row>
        <table:table-row table:style-name="ro5" table:number-rows-repeated="1048540">
          <table:table-cell table:number-columns-repeated="41"/>
        </table:table-row>
        <table:table-row table:style-name="ro5">
          <table:table-cell table:number-columns-repeated="41"/>
        </table:table-row>
      </table:table>
      <table:table table:name="Sheet2" table:style-name="ta1">
        <table:table-column table:style-name="co17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1"/>
        </table:table-row>
        <table:table-row table:style-name="ro5">
          <table:table-cell table:number-columns-repeated="4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0:25:24.695193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5T10:31:47.552196375</dc:date>
    <meta:editing-duration>P3DT2H51M34S</meta:editing-duration>
    <meta:editing-cycles>124</meta:editing-cycles>
    <meta:generator>LibreOffice/6.4.2.2$MacOSX_X86_64 LibreOffice_project/4e471d8c02c9c90f512f7f9ead8875b57fcb1ec3</meta:generator>
    <meta:document-statistic meta:table-count="2" meta:cell-count="286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8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4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chart-properties style:rotation-angle="90"/>
      <style:text-properties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b7b3ca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7:RESULTS.A20 RESULTS.C17:RESULTS.C20" chart:data-source-has-labels="column" svg:x="2.108cm" svg:y="0.147cm" svg:width="10.925cm" svg:height="12.906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32cm" svg:y="13.175cm" chart:style-name="ch4">
              <text:p>Crossover type</text:p>
            </chart:title>
            <chart:categories table:cell-range-address="RESULTS.A17:RESULTS.A20"/>
          </chart:axis>
          <chart:axis chart:dimension="y" chart:name="primary-y" chart:style-name="ch5">
            <chart:title svg:x="0.288cm" svg:y="7.027cm" chart:style-name="ch6">
              <text:p>E</text:p>
            </chart:title>
            <chart:grid chart:style-name="ch7" chart:class="major"/>
          </chart:axis>
          <chart:series chart:style-name="ch8" chart:values-cell-range-address="RESULTS.C17:RESULTS.C20" chart:class="chart:bar">
            <chart:data-point chart:style-name="ch9"/>
            <chart:data-point chart:style-name="ch10" chart:repeated="2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7:RESULTS.A20</svg:desc>
                </draw:g>
              </table:table-cell>
              <table:table-cell office:value-type="float" office:value="0.00466795368128074">
                <text:p>0.00466795368128074</text:p>
                <draw:g>
                  <svg:desc>RESULTS.C17:RESULTS.C20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110396648697428">
                <text:p>0.0110396648697428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0770401405938349">
                <text:p>0.00770401405938349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00944759538746543">
                <text:p>0.009447595387465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2pt" style:font-size-asian="9pt" style:font-size-complex="9pt"/>
    </style:style>
    <style:style style:name="ch5" style:family="chart" style:data-style-name="N11">
      <style:chart-properties chart:display-label="true" chart:logarithmic="false" chart:minimum="-0.006" chart:maximum="0.006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chart-properties style:rotation-angle="90"/>
      <style:text-properties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de59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2:RESULTS.A15 RESULTS.C12:RESULTS.C15" chart:data-source-has-labels="column" svg:x="1.848cm" svg:y="0.147cm" svg:width="11.185cm" svg:height="13.168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34cm" svg:y="13.175cm" chart:style-name="ch4">
              <text:p>Crossover type</text:p>
            </chart:title>
            <chart:categories table:cell-range-address="RESULTS.A12:RESULTS.A15"/>
          </chart:axis>
          <chart:axis chart:dimension="y" chart:name="primary-y" chart:style-name="ch5">
            <chart:title svg:x="0.388cm" svg:y="6.724cm" chart:style-name="ch6">
              <text:p>E</text:p>
            </chart:title>
            <chart:grid chart:style-name="ch7" chart:class="major"/>
          </chart:axis>
          <chart:series chart:style-name="ch8" chart:values-cell-range-address="RESULTS.C12:RESULTS.C15" chart:class="chart:bar">
            <chart:data-point chart:style-name="ch9"/>
            <chart:data-point chart:style-name="ch10" chart:repeated="2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2:RESULTS.A15</svg:desc>
                </draw:g>
              </table:table-cell>
              <table:table-cell office:value-type="float" office:value="-0.00376405522512788">
                <text:p>-0.00376405522512788</text:p>
                <draw:g>
                  <svg:desc>RESULTS.C12:RESULTS.C15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0361763466696275">
                <text:p>0.00361763466696275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00570174579389235">
                <text:p>0.000570174579389235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00373421318933937">
                <text:p>0.003734213189339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